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styles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1" table:default-cell-style-name="ce1"/>
        <table:table-row table:style-name="ro1">
          <table:table-cell table:number-columns-repeated="1021"/>
        </table:table-row>
        <table:table-row table:style-name="ro1">
          <table:table-cell table:number-columns-repeated="6"/>
          <table:table-cell>
            <draw:frame table:end-cell-address="Sheet1.N19" table:end-x="0.791cm" table:end-y="0.303cm" draw:z-index="0" draw:style-name="gr1" svg:width="15.199cm" svg:height="7.705cm" svg:x="1.337cm" svg:y="0.246cm">
              <draw:object draw:notify-on-update-of-ranges="Sheet1.B18:Sheet1.B18 Sheet1.C18:Sheet1.F18 Sheet1.B19:Sheet1.B19 Sheet1.C19:Sheet1.F19 Sheet1.B18:Sheet1.B18 Sheet1.C18:Sheet1.F18 Sheet1.B20:Sheet1.B20 Sheet1.C20:Sheet1.F20 Sheet1.B18:Sheet1.B18 Sheet1.C18:Sheet1.F18 Sheet1.B21:Sheet1.B21 Sheet1.C21:Sheet1.F21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office:value-type="string">
            <text:p>pipedreams</text:p>
          </table:table-cell>
          <table:table-cell office:value-type="float" office:value="0">
            <text:p>0</text:p>
          </table:table-cell>
          <table:table-cell office:value-type="float" office:value="4.369">
            <text:p>4.37</text:p>
          </table:table-cell>
          <table:table-cell office:value-type="float" office:value="18742.275">
            <text:p>18742.28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ipedreams</text:p>
          </table:table-cell>
          <table:table-cell office:value-type="float" office:value="100">
            <text:p>100</text:p>
          </table:table-cell>
          <table:table-cell office:value-type="float" office:value="24.85">
            <text:p>24.85</text:p>
          </table:table-cell>
          <table:table-cell office:value-type="float" office:value="3295.171">
            <text:p>3295.17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ipedreams</text:p>
          </table:table-cell>
          <table:table-cell office:value-type="float" office:value="200">
            <text:p>200</text:p>
          </table:table-cell>
          <table:table-cell office:value-type="float" office:value="45.787">
            <text:p>45.79</text:p>
          </table:table-cell>
          <table:table-cell office:value-type="float" office:value="1788.39">
            <text:p>1788.3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ipedreams</text:p>
          </table:table-cell>
          <table:table-cell office:value-type="float" office:value="300">
            <text:p>300</text:p>
          </table:table-cell>
          <table:table-cell office:value-type="float" office:value="67.657">
            <text:p>67.66</text:p>
          </table:table-cell>
          <table:table-cell office:value-type="float" office:value="1210.296">
            <text:p>1210.3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ull</text:p>
          </table:table-cell>
          <table:table-cell office:value-type="float" office:value="0">
            <text:p>0</text:p>
          </table:table-cell>
          <table:table-cell office:value-type="float" office:value="1.191">
            <text:p>1.19</text:p>
          </table:table-cell>
          <table:table-cell office:value-type="float" office:value="68753.988">
            <text:p>68753.9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ull</text:p>
          </table:table-cell>
          <table:table-cell office:value-type="float" office:value="100">
            <text:p>100</text:p>
          </table:table-cell>
          <table:table-cell office:value-type="float" office:value="2.543">
            <text:p>2.54</text:p>
          </table:table-cell>
          <table:table-cell office:value-type="float" office:value="32200.551">
            <text:p>32200.55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ull</text:p>
          </table:table-cell>
          <table:table-cell office:value-type="float" office:value="200">
            <text:p>200</text:p>
          </table:table-cell>
          <table:table-cell office:value-type="float" office:value="3.732">
            <text:p>3.73</text:p>
          </table:table-cell>
          <table:table-cell office:value-type="float" office:value="21941.586">
            <text:p>21941.5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ull</text:p>
          </table:table-cell>
          <table:table-cell office:value-type="float" office:value="300">
            <text:p>300</text:p>
          </table:table-cell>
          <table:table-cell office:value-type="float" office:value="4.764">
            <text:p>4.76</text:p>
          </table:table-cell>
          <table:table-cell office:value-type="float" office:value="17188.497">
            <text:p>17188.5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eadable</text:p>
          </table:table-cell>
          <table:table-cell office:value-type="float" office:value="0">
            <text:p>0</text:p>
          </table:table-cell>
          <table:table-cell office:value-type="float" office:value="2.173">
            <text:p>2.17</text:p>
          </table:table-cell>
          <table:table-cell office:value-type="float" office:value="37682.927">
            <text:p>37682.93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eadable</text:p>
          </table:table-cell>
          <table:table-cell office:value-type="float" office:value="100">
            <text:p>100</text:p>
          </table:table-cell>
          <table:table-cell office:value-type="float" office:value="16.905">
            <text:p>16.91</text:p>
          </table:table-cell>
          <table:table-cell office:value-type="float" office:value="4843.833">
            <text:p>4843.83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eadable</text:p>
          </table:table-cell>
          <table:table-cell office:value-type="float" office:value="200">
            <text:p>200</text:p>
          </table:table-cell>
          <table:table-cell office:value-type="float" office:value="34.463">
            <text:p>34.46</text:p>
          </table:table-cell>
          <table:table-cell office:value-type="float" office:value="2376.026">
            <text:p>2376.03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eadable</text:p>
          </table:table-cell>
          <table:table-cell office:value-type="float" office:value="300">
            <text:p>300</text:p>
          </table:table-cell>
          <table:table-cell office:value-type="float" office:value="51.768">
            <text:p>51.77</text:p>
          </table:table-cell>
          <table:table-cell office:value-type="float" office:value="1581.769">
            <text:p>1581.77</text:p>
          </table:table-cell>
          <table:table-cell table:number-columns-repeated="1016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/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ipedreams</text:p>
          </table:table-cell>
          <table:table-cell office:value-type="float" office:value="4.369">
            <text:p>4.37</text:p>
          </table:table-cell>
          <table:table-cell office:value-type="float" office:value="24.85">
            <text:p>24.85</text:p>
          </table:table-cell>
          <table:table-cell office:value-type="float" office:value="45.787">
            <text:p>45.79</text:p>
          </table:table-cell>
          <table:table-cell office:value-type="float" office:value="67.657">
            <text:p>67.66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ull</text:p>
          </table:table-cell>
          <table:table-cell office:value-type="float" office:value="1.191">
            <text:p>1.19</text:p>
          </table:table-cell>
          <table:table-cell office:value-type="float" office:value="2.543">
            <text:p>2.54</text:p>
          </table:table-cell>
          <table:table-cell office:value-type="float" office:value="3.732">
            <text:p>3.73</text:p>
          </table:table-cell>
          <table:table-cell office:value-type="float" office:value="4.764">
            <text:p>4.76</text:p>
          </table:table-cell>
          <table:table-cell>
            <draw:frame table:end-cell-address="Sheet1.N42" table:end-x="1.034cm" table:end-y="0.107cm" draw:z-index="1" draw:style-name="gr1" svg:width="15.34cm" svg:height="9.564cm" svg:x="1.439cm" svg:y="0.44cm">
              <draw:object draw:notify-on-update-of-ranges="Sheet1.B24:Sheet1.B24 Sheet1.C24:Sheet1.F24 Sheet1.B25:Sheet1.B25 Sheet1.C25:Sheet1.F25 Sheet1.B24:Sheet1.B24 Sheet1.C24:Sheet1.F24 Sheet1.B26:Sheet1.B26 Sheet1.C26:Sheet1.F26 Sheet1.B24:Sheet1.B24 Sheet1.C24:Sheet1.F24 Sheet1.B27:Sheet1.B27 Sheet1.C27:Sheet1.F27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readable</text:p>
          </table:table-cell>
          <table:table-cell office:value-type="float" office:value="2.173">
            <text:p>2.17</text:p>
          </table:table-cell>
          <table:table-cell office:value-type="float" office:value="16.905">
            <text:p>16.91</text:p>
          </table:table-cell>
          <table:table-cell office:value-type="float" office:value="34.463">
            <text:p>34.46</text:p>
          </table:table-cell>
          <table:table-cell office:value-type="float" office:value="51.768">
            <text:p>51.77</text:p>
          </table:table-cell>
          <table:table-cell table:number-columns-repeated="1015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/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ipedreams</text:p>
          </table:table-cell>
          <table:table-cell office:value-type="float" office:value="18742.275">
            <text:p>18742.28</text:p>
          </table:table-cell>
          <table:table-cell office:value-type="float" office:value="3295.171">
            <text:p>3295.17</text:p>
          </table:table-cell>
          <table:table-cell office:value-type="float" office:value="1788.39">
            <text:p>1788.39</text:p>
          </table:table-cell>
          <table:table-cell office:value-type="float" office:value="1210.296">
            <text:p>1210.3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ull</text:p>
          </table:table-cell>
          <table:table-cell office:value-type="float" office:value="68753.988">
            <text:p>68753.99</text:p>
          </table:table-cell>
          <table:table-cell office:value-type="float" office:value="32200.551">
            <text:p>32200.55</text:p>
          </table:table-cell>
          <table:table-cell office:value-type="float" office:value="21941.586">
            <text:p>21941.59</text:p>
          </table:table-cell>
          <table:table-cell office:value-type="float" office:value="17188.497">
            <text:p>17188.5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eadable</text:p>
          </table:table-cell>
          <table:table-cell office:value-type="float" office:value="37682.927">
            <text:p>37682.93</text:p>
          </table:table-cell>
          <table:table-cell office:value-type="float" office:value="4843.833">
            <text:p>4843.83</text:p>
          </table:table-cell>
          <table:table-cell office:value-type="float" office:value="2376.026">
            <text:p>2376.03</text:p>
          </table:table-cell>
          <table:table-cell office:value-type="float" office:value="1581.769">
            <text:p>1581.77</text:p>
          </table:table-cell>
          <table:table-cell table:number-columns-repeated="1015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/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ipedreams</text:p>
          </table:table-cell>
          <table:table-cell table:style-name="ce2" table:formula="of:=[.C25]/[.$C25]*100" office:value-type="float" office:value="100">
            <text:p>100.00</text:p>
          </table:table-cell>
          <table:table-cell table:style-name="ce2" table:formula="of:=[.D25]/[.$C25]*100" office:value-type="float" office:value="17.5814889067629">
            <text:p>17.58</text:p>
          </table:table-cell>
          <table:table-cell table:style-name="ce2" table:formula="of:=[.E25]/[.$C25]*100" office:value-type="float" office:value="9.54201130865917">
            <text:p>9.54</text:p>
          </table:table-cell>
          <table:table-cell table:style-name="ce2" table:formula="of:=[.F25]/[.$C25]*100" office:value-type="float" office:value="6.45757251987819">
            <text:p>6.46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ull</text:p>
          </table:table-cell>
          <table:table-cell table:style-name="ce2" table:formula="of:=[.C26]/[.$C26]*100" office:value-type="float" office:value="100">
            <text:p>100.00</text:p>
          </table:table-cell>
          <table:table-cell table:style-name="ce2" table:formula="of:=[.D26]/[.$C26]*100" office:value-type="float" office:value="46.8344483522905">
            <text:p>46.83</text:p>
          </table:table-cell>
          <table:table-cell table:style-name="ce2" table:formula="of:=[.E26]/[.$C26]*100" office:value-type="float" office:value="31.9131829851092">
            <text:p>31.91</text:p>
          </table:table-cell>
          <table:table-cell table:style-name="ce2" table:formula="of:=[.F26]/[.$C26]*100" office:value-type="float" office:value="25">
            <text:p>25.0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eadable</text:p>
          </table:table-cell>
          <table:table-cell table:style-name="ce2" table:formula="of:=[.C27]/[.$C27]*100" office:value-type="float" office:value="100">
            <text:p>100.00</text:p>
          </table:table-cell>
          <table:table-cell table:style-name="ce2" table:formula="of:=[.D27]/[.$C27]*100" office:value-type="float" office:value="12.8541846019552">
            <text:p>12.85</text:p>
          </table:table-cell>
          <table:table-cell table:style-name="ce2" table:formula="of:=[.E27]/[.$C27]*100" office:value-type="float" office:value="6.3053116866426">
            <text:p>6.31</text:p>
          </table:table-cell>
          <table:table-cell table:style-name="ce2" table:formula="of:=[.F27]/[.$C27]*100" office:value-type="float" office:value="4.1975746735385">
            <text:p>4.20</text:p>
          </table:table-cell>
          <table:table-cell table:number-columns-repeated="1015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/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ipedreams</text:p>
          </table:table-cell>
          <table:table-cell table:style-name="ce2" table:formula="of:=[.C25]/[.C$26]*100" office:value-type="float" office:value="27.2599096360781">
            <text:p>27.26</text:p>
          </table:table-cell>
          <table:table-cell table:style-name="ce2" table:formula="of:=[.D25]/[.D$26]*100" office:value-type="float" office:value="10.2332752007877">
            <text:p>10.23</text:p>
          </table:table-cell>
          <table:table-cell table:style-name="ce2" table:formula="of:=[.E25]/[.E$26]*100" office:value-type="float" office:value="8.15068701050143">
            <text:p>8.15</text:p>
          </table:table-cell>
          <table:table-cell table:style-name="ce2" table:formula="of:=[.F25]/[.F$26]*100" office:value-type="float" office:value="7.04131373441203">
            <text:p>7.04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ull</text:p>
          </table:table-cell>
          <table:table-cell table:style-name="ce2" table:formula="of:=[.C26]/[.C$26]*100" office:value-type="float" office:value="100">
            <text:p>100.00</text:p>
          </table:table-cell>
          <table:table-cell table:style-name="ce2" table:formula="of:=[.D26]/[.D$26]*100" office:value-type="float" office:value="100">
            <text:p>100.00</text:p>
          </table:table-cell>
          <table:table-cell table:style-name="ce2" table:formula="of:=[.E26]/[.E$26]*100" office:value-type="float" office:value="100">
            <text:p>100.00</text:p>
          </table:table-cell>
          <table:table-cell table:style-name="ce2" table:formula="of:=[.F26]/[.F$26]*100" office:value-type="float" office:value="100">
            <text:p>100.0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eadable</text:p>
          </table:table-cell>
          <table:table-cell table:style-name="ce2" table:formula="of:=[.C27]/[.C$26]*100" office:value-type="float" office:value="54.8083508988599">
            <text:p>54.81</text:p>
          </table:table-cell>
          <table:table-cell table:style-name="ce2" table:formula="of:=[.D27]/[.D$26]*100" office:value-type="float" office:value="15.0427022195987">
            <text:p>15.04</text:p>
          </table:table-cell>
          <table:table-cell table:style-name="ce2" table:formula="of:=[.E27]/[.E$26]*100" office:value-type="float" office:value="10.8288708026849">
            <text:p>10.83</text:p>
          </table:table-cell>
          <table:table-cell table:style-name="ce2" table:formula="of:=[.F27]/[.F$26]*100" office:value-type="float" office:value="9.2024858252586">
            <text:p>9.20</text:p>
          </table:table-cell>
          <table:table-cell table:number-columns-repeated="1015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 table:number-columns-repeated="6"/>
          <table:table-cell>
            <draw:frame table:end-cell-address="Sheet1.N70" table:end-x="1.216cm" table:end-y="0.143cm" draw:z-index="2" draw:style-name="gr1" svg:width="15.157cm" svg:height="12.376cm" svg:x="1.804cm" svg:y="0.363cm">
              <draw:object draw:notify-on-update-of-ranges="Sheet1.B30:Sheet1.B30 Sheet1.C30:Sheet1.F30 Sheet1.B31:Sheet1.B31 Sheet1.C31:Sheet1.F31 Sheet1.B30:Sheet1.B30 Sheet1.C30:Sheet1.F30 Sheet1.B32:Sheet1.B32 Sheet1.C32:Sheet1.F32 Sheet1.B30:Sheet1.B30 Sheet1.C30:Sheet1.F30 Sheet1.B33:Sheet1.B33 Sheet1.C33:Sheet1.F33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6"/>
          <table:table-cell>
            <draw:frame table:end-cell-address="Sheet1.U70" table:end-x="2.18cm" table:end-y="0.348cm" draw:z-index="3" draw:style-name="gr1" svg:width="16.213cm" svg:height="12.664cm" svg:x="1.712cm" svg:y="0.28cm">
              <draw:object draw:notify-on-update-of-ranges="Sheet1.B36:Sheet1.B36 Sheet1.C36:Sheet1.F36 Sheet1.B37:Sheet1.B37 Sheet1.C37:Sheet1.F37 Sheet1.B36:Sheet1.B36 Sheet1.C36:Sheet1.F36 Sheet1.B38:Sheet1.B38 Sheet1.C38:Sheet1.F38 Sheet1.B36:Sheet1.B36 Sheet1.C36:Sheet1.F36 Sheet1.B39:Sheet1.B39 Sheet1.C39:Sheet1.F39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07"/>
        </table:table-row>
        <table:table-row table:style-name="ro1" table:number-rows-repeated="1048533">
          <table:table-cell table:number-columns-repeated="1021"/>
        </table:table-row>
        <table:table-row table:style-name="ro1">
          <table:table-cell table:number-columns-repeated="1021"/>
        </table:table-row>
      </table:table>
      <table:database-ranges>
        <table:database-range table:name="__Anonymous_Sheet_DB__0" table:target-range-address="Sheet1.B1:Sheet1.E1" table:contains-header="false">
          <table:sort>
            <table:sort-by table:field-number="0" table:data-type="automatic"/>
          </table:sort>
        </table:database-range>
        <table:database-range table:target-range-address="Sheet1.B1:Sheet1.E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8">12/18/2016</text:date>, <text:time>18:3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12-15T23:11:49.265503012</meta:creation-date>
    <dc:date>2016-12-18T18:31:16</dc:date>
    <meta:editing-duration>PT07H15M05S</meta:editing-duration>
    <meta:editing-cycles>19</meta:editing-cycles>
    <meta:generator>NeoOffice/3.3$Unix OpenOffice.org_project/Patch 0</meta:generator>
    <meta:document-statistic meta:table-count="1" meta:cell-count="128" meta:object-count="4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6.214cm" svg:height="12.665cm" chart:class="chart:scatter" chart:style-name="ch1">
        <chart:legend chart:legend-position="end" svg:x="13.767cm" svg:y="5.636cm" chart:style-name="ch2"/>
        <chart:plot-area chart:style-name="ch3" table:cell-range-address="Sheet1.B36:Sheet1.F39" chart:data-source-has-labels="column" svg:x="0.324cm" svg:y="0.253cm" svg:width="13.12cm" svg:height="11.90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7:Sheet1.F37" chart:label-cell-address="Sheet1.B37:Sheet1.B37" chart:class="chart:scatter">
            <chart:domain table:cell-range-address="Sheet1.C36:Sheet1.F36"/>
            <chart:data-point chart:repeated="4"/>
          </chart:series>
          <chart:series chart:style-name="ch8" chart:values-cell-range-address="Sheet1.C38:Sheet1.F38" chart:label-cell-address="Sheet1.B38:Sheet1.B38" chart:class="chart:scatter">
            <chart:data-point chart:repeated="4"/>
          </chart:series>
          <chart:series chart:style-name="ch9" chart:values-cell-range-address="Sheet1.C39:Sheet1.F39" chart:label-cell-address="Sheet1.B39:Sheet1.B39" chart:class="chart:scatte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 text:id="">Row 36</text:p>
              </table:table-cell>
              <table:table-cell office:value-type="float" office:value="0">
                <text:p text:id="Sheet1.C36:Sheet1.F36">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 text:id="Sheet1.B37:Sheet1.B37">pipedreams</text:p>
              </table:table-cell>
              <table:table-cell office:value-type="float" office:value="27.2599096360781">
                <text:p text:id="Sheet1.C37:Sheet1.F37">27.2599096360781</text:p>
              </table:table-cell>
              <table:table-cell office:value-type="float" office:value="10.2332752007877">
                <text:p>10.2332752007877</text:p>
              </table:table-cell>
              <table:table-cell office:value-type="float" office:value="8.15068701050143">
                <text:p>8.15068701050143</text:p>
              </table:table-cell>
              <table:table-cell office:value-type="float" office:value="7.04131373441203">
                <text:p>7.04131373441203</text:p>
              </table:table-cell>
            </table:table-row>
            <table:table-row>
              <table:table-cell office:value-type="string">
                <text:p text:id="Sheet1.B38:Sheet1.B38">pull</text:p>
              </table:table-cell>
              <table:table-cell office:value-type="float" office:value="100">
                <text:p text:id="Sheet1.C38:Sheet1.F38"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 text:id="Sheet1.B39:Sheet1.B39">readable</text:p>
              </table:table-cell>
              <table:table-cell office:value-type="float" office:value="54.8083508988599">
                <text:p text:id="Sheet1.C39:Sheet1.F39">54.8083508988599</text:p>
              </table:table-cell>
              <table:table-cell office:value-type="float" office:value="15.0427022195987">
                <text:p>15.0427022195987</text:p>
              </table:table-cell>
              <table:table-cell office:value-type="float" office:value="10.8288708026849">
                <text:p>10.8288708026849</text:p>
              </table:table-cell>
              <table:table-cell office:value-type="float" office:value="9.2024858252586">
                <text:p>9.202485825258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cm" svg:height="7.706cm" chart:class="chart:scatter" chart:style-name="ch1">
        <chart:legend chart:legend-position="end" svg:x="12.774cm" svg:y="3.157cm" chart:style-name="ch2"/>
        <chart:plot-area chart:style-name="ch3" table:cell-range-address="Sheet1.B18:Sheet1.F21" chart:data-source-has-labels="column" svg:x="0.304cm" svg:y="0.154cm" svg:width="12.166cm" svg:height="7.244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9:Sheet1.F19" chart:label-cell-address="Sheet1.B19:Sheet1.B19" chart:class="chart:scatter">
            <chart:domain table:cell-range-address="Sheet1.C18:Sheet1.F18"/>
            <chart:data-point chart:repeated="4"/>
          </chart:series>
          <chart:series chart:style-name="ch7" chart:values-cell-range-address="Sheet1.C20:Sheet1.F20" chart:label-cell-address="Sheet1.B20:Sheet1.B20" chart:class="chart:scatter">
            <chart:data-point chart:repeated="4"/>
          </chart:series>
          <chart:series chart:style-name="ch8" chart:values-cell-range-address="Sheet1.C21:Sheet1.F21" chart:label-cell-address="Sheet1.B21:Sheet1.B21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 text:id="">Row 18</text:p>
              </table:table-cell>
              <table:table-cell office:value-type="float" office:value="0">
                <text:p text:id="Sheet1.C18:Sheet1.F18">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 text:id="Sheet1.B19:Sheet1.B19">pipedreams</text:p>
              </table:table-cell>
              <table:table-cell office:value-type="float" office:value="4.369">
                <text:p text:id="Sheet1.C19:Sheet1.F19">4.369</text:p>
              </table:table-cell>
              <table:table-cell office:value-type="float" office:value="24.85">
                <text:p>24.85</text:p>
              </table:table-cell>
              <table:table-cell office:value-type="float" office:value="45.787">
                <text:p>45.787</text:p>
              </table:table-cell>
              <table:table-cell office:value-type="float" office:value="67.657">
                <text:p>67.657</text:p>
              </table:table-cell>
            </table:table-row>
            <table:table-row>
              <table:table-cell office:value-type="string">
                <text:p text:id="Sheet1.B20:Sheet1.B20">pull</text:p>
              </table:table-cell>
              <table:table-cell office:value-type="float" office:value="1.191">
                <text:p text:id="Sheet1.C20:Sheet1.F20">1.191</text:p>
              </table:table-cell>
              <table:table-cell office:value-type="float" office:value="2.543">
                <text:p>2.543</text:p>
              </table:table-cell>
              <table:table-cell office:value-type="float" office:value="3.732">
                <text:p>3.732</text:p>
              </table:table-cell>
              <table:table-cell office:value-type="float" office:value="4.764">
                <text:p>4.764</text:p>
              </table:table-cell>
            </table:table-row>
            <table:table-row>
              <table:table-cell office:value-type="string">
                <text:p text:id="Sheet1.B21:Sheet1.B21">readable</text:p>
              </table:table-cell>
              <table:table-cell office:value-type="float" office:value="2.173">
                <text:p text:id="Sheet1.C21:Sheet1.F21">2.173</text:p>
              </table:table-cell>
              <table:table-cell office:value-type="float" office:value="16.905">
                <text:p>16.905</text:p>
              </table:table-cell>
              <table:table-cell office:value-type="float" office:value="34.463">
                <text:p>34.463</text:p>
              </table:table-cell>
              <table:table-cell office:value-type="float" office:value="51.768">
                <text:p>51.76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341cm" svg:height="9.565cm" chart:class="chart:scatter" chart:style-name="ch1">
        <chart:legend chart:legend-position="end" svg:x="12.912cm" svg:y="4.086cm" chart:style-name="ch2"/>
        <chart:plot-area chart:style-name="ch3" table:cell-range-address="Sheet1.B24:Sheet1.F27" chart:data-source-has-labels="column" svg:x="0.306cm" svg:y="0.191cm" svg:width="12.301cm" svg:height="8.992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5:Sheet1.F25" chart:label-cell-address="Sheet1.B25:Sheet1.B25" chart:class="chart:scatter">
            <chart:domain table:cell-range-address="Sheet1.C24:Sheet1.F24"/>
            <chart:data-point chart:repeated="4"/>
          </chart:series>
          <chart:series chart:style-name="ch7" chart:values-cell-range-address="Sheet1.C26:Sheet1.F26" chart:label-cell-address="Sheet1.B26:Sheet1.B26" chart:class="chart:scatter">
            <chart:data-point chart:repeated="4"/>
          </chart:series>
          <chart:series chart:style-name="ch8" chart:values-cell-range-address="Sheet1.C27:Sheet1.F27" chart:label-cell-address="Sheet1.B27:Sheet1.B27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 text:id="">Row 24</text:p>
              </table:table-cell>
              <table:table-cell office:value-type="float" office:value="0">
                <text:p text:id="Sheet1.C24:Sheet1.F24">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 text:id="Sheet1.B25:Sheet1.B25">pipedreams</text:p>
              </table:table-cell>
              <table:table-cell office:value-type="float" office:value="18742.275">
                <text:p text:id="Sheet1.C25:Sheet1.F25">18742.275</text:p>
              </table:table-cell>
              <table:table-cell office:value-type="float" office:value="3295.171">
                <text:p>3295.171</text:p>
              </table:table-cell>
              <table:table-cell office:value-type="float" office:value="1788.39">
                <text:p>1788.39</text:p>
              </table:table-cell>
              <table:table-cell office:value-type="float" office:value="1210.296">
                <text:p>1210.296</text:p>
              </table:table-cell>
            </table:table-row>
            <table:table-row>
              <table:table-cell office:value-type="string">
                <text:p text:id="Sheet1.B26:Sheet1.B26">pull</text:p>
              </table:table-cell>
              <table:table-cell office:value-type="float" office:value="68753.988">
                <text:p text:id="Sheet1.C26:Sheet1.F26">68753.988</text:p>
              </table:table-cell>
              <table:table-cell office:value-type="float" office:value="32200.551">
                <text:p>32200.551</text:p>
              </table:table-cell>
              <table:table-cell office:value-type="float" office:value="21941.586">
                <text:p>21941.586</text:p>
              </table:table-cell>
              <table:table-cell office:value-type="float" office:value="17188.497">
                <text:p>17188.497</text:p>
              </table:table-cell>
            </table:table-row>
            <table:table-row>
              <table:table-cell office:value-type="string">
                <text:p text:id="Sheet1.B27:Sheet1.B27">readable</text:p>
              </table:table-cell>
              <table:table-cell office:value-type="float" office:value="37682.927">
                <text:p text:id="Sheet1.C27:Sheet1.F27">37682.927</text:p>
              </table:table-cell>
              <table:table-cell office:value-type="float" office:value="4843.833">
                <text:p>4843.833</text:p>
              </table:table-cell>
              <table:table-cell office:value-type="float" office:value="2376.026">
                <text:p>2376.026</text:p>
              </table:table-cell>
              <table:table-cell office:value-type="float" office:value="1581.769">
                <text:p>1581.76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158cm" svg:height="12.377cm" chart:class="chart:scatter" chart:style-name="ch1">
        <chart:legend chart:legend-position="end" svg:x="12.732cm" svg:y="5.492cm" chart:style-name="ch2"/>
        <chart:plot-area chart:style-name="ch3" table:cell-range-address="Sheet1.B30:Sheet1.F33" chart:data-source-has-labels="column" svg:x="0.303cm" svg:y="0.247cm" svg:width="12.127cm" svg:height="11.6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1:Sheet1.F31" chart:label-cell-address="Sheet1.B31:Sheet1.B31" chart:class="chart:scatter">
            <chart:domain table:cell-range-address="Sheet1.C30:Sheet1.F30"/>
            <chart:data-point chart:repeated="4"/>
          </chart:series>
          <chart:series chart:style-name="ch8" chart:values-cell-range-address="Sheet1.C32:Sheet1.F32" chart:label-cell-address="Sheet1.B32:Sheet1.B32" chart:class="chart:scatter">
            <chart:data-point chart:repeated="4"/>
          </chart:series>
          <chart:series chart:style-name="ch9" chart:values-cell-range-address="Sheet1.C33:Sheet1.F33" chart:label-cell-address="Sheet1.B33:Sheet1.B33" chart:class="chart:scatte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 text:id="">Row 30</text:p>
              </table:table-cell>
              <table:table-cell office:value-type="float" office:value="0">
                <text:p text:id="Sheet1.C30:Sheet1.F30">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 text:id="Sheet1.B31:Sheet1.B31">pipedreams</text:p>
              </table:table-cell>
              <table:table-cell office:value-type="float" office:value="100">
                <text:p text:id="Sheet1.C31:Sheet1.F31">100</text:p>
              </table:table-cell>
              <table:table-cell office:value-type="float" office:value="17.5814889067629">
                <text:p>17.5814889067629</text:p>
              </table:table-cell>
              <table:table-cell office:value-type="float" office:value="9.54201130865917">
                <text:p>9.54201130865917</text:p>
              </table:table-cell>
              <table:table-cell office:value-type="float" office:value="6.45757251987819">
                <text:p>6.45757251987819</text:p>
              </table:table-cell>
            </table:table-row>
            <table:table-row>
              <table:table-cell office:value-type="string">
                <text:p text:id="Sheet1.B32:Sheet1.B32">pull</text:p>
              </table:table-cell>
              <table:table-cell office:value-type="float" office:value="100">
                <text:p text:id="Sheet1.C32:Sheet1.F32">100</text:p>
              </table:table-cell>
              <table:table-cell office:value-type="float" office:value="46.8344483522905">
                <text:p>46.8344483522905</text:p>
              </table:table-cell>
              <table:table-cell office:value-type="float" office:value="31.9131829851092">
                <text:p>31.91318298510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 text:id="Sheet1.B33:Sheet1.B33">readable</text:p>
              </table:table-cell>
              <table:table-cell office:value-type="float" office:value="100">
                <text:p text:id="Sheet1.C33:Sheet1.F33">100</text:p>
              </table:table-cell>
              <table:table-cell office:value-type="float" office:value="12.8541846019552">
                <text:p>12.8541846019552</text:p>
              </table:table-cell>
              <table:table-cell office:value-type="float" office:value="6.3053116866426">
                <text:p>6.3053116866426</text:p>
              </table:table-cell>
              <table:table-cell office:value-type="float" office:value="4.1975746735385">
                <text:p>4.197574673538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